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Convert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URLConverter.ge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decodeParameterName( String encodedPara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Converter.is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PortletURLConverter( String event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letURLConverter.getAc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URLConverter.get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encodeParameter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URLConverter.en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URLConverter.decodeParameterValues( String encodedParam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URLConverter.encodeParameterValues( String [ ] param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URLConverter.getMod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Copl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de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URLConverter.getSt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Param( String name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PortletURL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URLConverter.getPara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Copl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i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